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4000001F49F8C071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standard">
      <style:graphic-properties draw:stroke="none" draw:fill="solid" draw:fill-color="#ffffff" loext:decorative="false"/>
    </style:style>
    <style:style style:name="gr4" style:family="graphic" style:parent-style-name="standard">
      <style:graphic-properties draw:stroke="solid" svg:stroke-width="0.1cm" svg:stroke-color="#7b3d00" draw:marker-start-width="0.35cm" draw:marker-end-width="0.35cm" draw:fill="solid" draw:fill-color="#ffb66c" fo:padding-top="0.05cm" fo:padding-bottom="0.05cm" fo:padding-left="0.05cm" fo:padding-right="0.05cm" loext:decorative="false"/>
    </style:style>
    <style:style style:name="P1" style:family="paragraph">
      <loext:graphic-properties draw:fill="none"/>
      <style:paragraph-properties fo:text-align="center"/>
    </style:style>
    <style:style style:name="P2" style:family="paragraph">
      <loext:graphic-properties draw:fill="solid" draw:fill-color="#ffffff"/>
    </style:style>
    <style:style style:name="P3" style:family="paragraph">
      <loext:graphic-properties draw:fill="solid" draw:fill-color="#ffb66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26cm" svg:height="26cm" svg:x="-0.25cm" svg:y="-0.055cm">
          <draw:image xlink:href="Pictures/10000001000001F4000001F49F8C071F.png" xlink:type="simple" xlink:show="embed" xlink:actuate="onLoad" draw:mime-type="image/png">
            <text:p/>
          </draw:image>
        </draw:frame>
        <draw:g draw:style-name="gr2">
          <draw:path draw:style-name="gr3" draw:text-style-name="P2" draw:layer="layout" svg:width="4.021cm" svg:height="9.444cm" svg:x="5.221cm" svg:y="9.144cm" svg:viewBox="0 0 4022 9445" svg:d="M3613 9445c0 0-50-809 114-1288 164-480 669-1339-202-2349-90-89-102 113 0 315 101 202 303 809 63 1263-153-379-393-947-393-947 0 0 574-1578 414-2892-161-1314-1348-2286-1689-2514-341-227-669-543-733-770-63-227-176-455-442 0-265 454-757 1465-745 2096 13 632 278 1807 1288 2805 1011 997 1566 1439 1566 1439 0 0 493 1048 442 1465-50 417-126 1238-126 1238 0 0 51 113 443 139z">
            <text:p/>
          </draw:path>
          <draw:path draw:style-name="gr3" draw:text-style-name="P2" draw:layer="layout" svg:width="7.913cm" svg:height="14.827cm" svg:x="10.777cm" svg:y="4.16cm" svg:viewBox="0 0 7914 14828" svg:d="M4538 14763c0 0 190-1945 202-2576 13-631 0-1705 0-1705l-909-1111-3663-1174c0 0-379-392 0-291s555 177 555 177c0 0 1844-227 2577 88 733 316 935 341 885 682-51 341 12 442 12 442l543 720 202-3384c0 0-934-1427-783-2273 152-847 998-2969 1554-3310 555-341 1363-695 1603-922s316-139 266 189c-51 329 454 746 303 1365-152 619 214 1806-1491 3751-997 960-1111 1250-1111 1250l-50 644c0 0 265-379 278-555 12-177 202-480 202-215s-468 1578-518 1755c-51 177-126 3056-114 3334 13 278 114 164 152 139s328-278 341-114c12 164-152 253-354 505-202 253-227 2223-227 2223 0 0-253 631-455 366z">
            <text:p/>
          </draw:path>
          <draw:path draw:style-name="gr3" draw:text-style-name="P2" draw:layer="layout" svg:width="5.984cm" svg:height="0.669cm" svg:x="6.691cm" svg:y="18.359cm" svg:viewBox="0 0 5985 670" svg:d="M0 229c0 0 183-516 2142 0 1960 515 3843 246 3843 246 0 0-1950 387-3968 70z">
            <text:p/>
          </draw:path>
          <draw:path draw:style-name="gr3" draw:text-style-name="P2" draw:layer="layout" svg:width="9.341cm" svg:height="1.801cm" svg:x="10.658cm" svg:y="17.998cm" svg:viewBox="0 0 9342 1802" svg:d="M0 1639c806-33 2857-41 4841-1148 1983-1105 4501 0 4501 0 0 0-2657-491-4672 632-2015 1121-4670 516-4670 516z">
            <text:p/>
          </draw:path>
        </draw:g>
        <draw:g draw:style-name="gr2">
          <draw:path draw:style-name="gr4" draw:text-style-name="P3" draw:layer="layout" svg:width="4.99cm" svg:height="7.552cm" svg:x="20.75cm" svg:y="2.441cm" svg:viewBox="0 0 4991 7553" svg:d="M4021 3057c-143 248-364 439-663 576-108 48-212 85-307 111-95 29-199 47-312 57-111 10-238 18-377 21-140 3-312 4-516 4h-1091v-3143h1091c204 0 376 2 516 6 139 3 266 11 377 19 113 11 217 30 312 57 95 28 199 65 307 113 299 135 520 328 663 576 144 248 215 516 215 801 0 286-71 552-215 802zM4052 438c-103-67-212-129-331-183s-256-101-409-138c-154-37-330-66-527-86-198-21-425-31-683-31h-2102v7553h755v-3041h1347c258 0 485-10 683-31 197-21 373-49 527-86 153-40 290-85 409-140s228-115 331-184c287-190 514-439 683-750 171-309 256-664 256-1066 0-401-85-756-256-1067-169-309-396-558-683-750z">
            <text:p/>
          </draw:path>
          <draw:path draw:style-name="gr4" draw:text-style-name="P3" draw:layer="layout" svg:width="7.99cm" svg:height="7.816cm" svg:x="26.464cm" svg:y="2.309cm" svg:viewBox="0 0 7991 7817" svg:d="M3990 7134c-443 0-859-85-1250-256-392-169-733-399-1026-689-293-288-526-627-700-1014-172-389-259-798-259-1227 0-469 89-903 265-1301 177-398 415-743 715-1035 298-293 643-520 1031-684 387-163 796-245 1224-245 448 0 868 85 1259 256 392 169 735 402 1034 698 295 297 527 640 698 1031 169 392 255 808 255 1250 0 449-87 869-260 1261s-408 733-704 1021c-298 289-643 517-1038 684-393 167-809 250-1244 250zM6777 5947c100-79 214-163 350-261s280-192 430-279c54-32 109-57 162-87 178-439 272-907 272-1412 0-559-108-1076-327-1551-217-477-509-890-876-1240-369-351-795-624-1278-821-484-198-990-296-1520-296-504 0-996 94-1475 281-480 187-905 453-1275 800-371 346-671 764-898 1249-228 488-342 1027-342 1618 0 532 107 1032 321 1502 215 469 503 879 867 1229 364 351 787 629 1272 832 482 204 992 306 1530 306 426 0 837-67 1232-194 223-251 443-507 649-762 269-332 574-639 906-914z">
            <text:p/>
          </draw:path>
          <draw:path draw:style-name="gr4" draw:text-style-name="P3" draw:layer="layout" svg:width="4.214cm" svg:height="7.44cm" svg:x="34.954cm" svg:y="2.441cm" svg:viewBox="0 0 4215 7441" svg:d="M1736 7441c26-20 52-41 78-62 196-160 412-300 646-414 10-6 20-15 31-21v-6261h1724v-683h-4215v683h1736z">
            <text:p/>
          </draw:path>
          <draw:path draw:style-name="gr4" draw:text-style-name="P3" draw:layer="layout" svg:width="6.435cm" svg:height="7.552cm" svg:x="39.417cm" svg:y="2.441cm" svg:viewBox="0 0 6436 7553" svg:d="M2772 857l1448 3470h-2929zM443 5273c104-15 218-6 340 27 29 8 55 22 83 35l140-324h3509l1094 2542h827l-3247-7553h-847l-2342 5485c45-26 92-58 134-83 127-77 222-117 309-129z">
            <text:p/>
          </draw:path>
          <draw:path draw:style-name="gr4" draw:text-style-name="P3" draw:layer="layout" svg:width="4.632cm" svg:height="3.266cm" svg:x="35.637cm" svg:y="7.999cm" svg:viewBox="0 0 4633 3267" svg:d="M100 3258c56 11 114 11 174 3 157-22 280-67 368-133 88-67 168-142 242-223 73-82 155-162 245-242 91-81 221-144 392-193 146-45 305-133 477-262 174-131 319-249 440-359 53-40 105-67 154-78s106-29 170-54c89-30 166-72 230-127s139-102 228-139c87-45 173-95 259-149 85-55 175-108 269-163 93-55 205-119 334-192s217-163 261-270c32-80 89-162 176-245 86-83 123-167 111-250-10-83-58-136-141-159-83-22-159-28-224-19-42 6-107 36-198 91-89 53-184 112-287 176-101 66-197 131-289 199-92 67-153 116-183 146-82 79-171 143-264 194-95 51-189 104-282 158-165 91-308 208-428 350-121 143-263 260-428 350-214 105-410 231-588 378-178 149-364 294-554 438-124 93-239 189-348 289-110 99-232 191-364 277-37 30-55 58-52 84 11 74 45 115 100 124z">
            <text:p/>
          </draw:path>
          <draw:path draw:style-name="gr4" draw:text-style-name="P3" draw:layer="layout" svg:width="29.765cm" svg:height="17.263cm" svg:x="28.233cm" svg:y="7.609cm" svg:viewBox="0 0 29766 17264" svg:d="M11118 11855c-7 38-18 71-30 99-6 25-31 71-77 137-46 65-95 133-148 203-55 72-109 141-162 213-54 69-91 127-110 173-52 116-122 217-213 300-89 85-160 182-214 290-56 143-120 263-191 363-71 98-158 202-262 308-87 97-157 204-209 321-52 116-131 220-236 311-24 19-52 55-88 107-34 50-70 104-104 160-35 55-68 104-101 146-32 43-56 65-73 66-32 6-56-11-71-52-13-41-22-69-24-86-14-108 2-209 48-304s105-181 180-259c74-77 133-161 181-252 46-92 111-177 193-256 82-78 144-167 186-267 41-98 102-183 187-254 104-98 191-218 261-358 70-141 158-252 265-334 46-31 107-97 182-196 76-98 152-201 230-303 79-104 153-198 223-278 69-82 121-123 153-129 17-2 27 9 30 34 4 25 1 57-6 97zM2341 5702c48-86 106-175 174-264 67-91 135-177 205-263 68-84 116-154 141-209 63-110 122-217 178-323 58-104 127-205 207-300 168-191 321-390 457-594 137-205 290-402 458-595 73-85 187-220 344-401 156-183 324-370 500-563s343-370 499-531c154-160 271-258 352-295 110-57 208-132 291-229 84-96 181-172 292-230 24-12 45-22 64-34s42-27 64-46c19 22 34 53 45 95 10 40 17 77 22 110 9 67-13 142-65 225-52 82-113 165-182 247-69 80-141 162-214 244-72 81-126 154-160 218-58 126-135 235-229 322-93 89-173 189-243 300-124 211-272 409-446 593s-340 371-499 561c-151 191-318 367-498 532-181 164-352 342-510 532-52 58-134 147-249 267-114 122-237 247-368 375-129 127-255 239-377 335-123 98-213 150-270 158-26 3-39-8-44-33-5-49 14-117 61-204zM5937 6340c46-36 76-72 88-107 33-73 79-125 137-159 59-33 117-83 176-150 57-76 127-125 207-149 81-24 156-65 224-126 46-31 97-70 149-114 53-46 108-73 166-81 16-3 47 5 92 20s68 35 71 59l-10 15c-40 22-79 42-119 59-40 20-74 48-102 85-57 83-118 147-183 190-67 42-143 91-227 144-32 21-82 54-152 97-70 44-145 90-223 138-77 49-150 92-216 131-66 38-107 59-125 62l-14-12c-4-33 17-67 61-102zM18952 4565c44-36 74-72 86-107 32-72 78-125 136-158 60-32 118-83 176-151 58-74 127-125 208-149 81-23 156-65 224-124 46-33 95-72 148-116 54-45 109-72 167-81 18-1 47 5 92 20 44 15 68 35 71 61l-10 13c-40 22-79 43-119 61s-74 46-103 83c-56 85-117 147-182 190-67 43-143 91-229 146-30 21-80 53-152 96-69 43-144 89-221 139-77 47-150 92-217 130-65 39-107 60-123 61l-15-10c-4-33 16-69 63-104zM29721 3362c-26-9-49-12-65-9-25 3-67 21-125 55-59 32-123 71-193 114-70 45-136 86-197 128-63 43-110 76-140 96-86 54-166 103-240 146-75 44-155 85-243 122-182 93-358 202-525 325-170 125-344 242-523 351-39 22-76 37-109 46-32 8-68 23-107 46-38 22-75 44-111 66-36 21-73 44-111 66-94 55-207 114-338 178-130 65-267 126-411 184-144 57-288 106-431 147-141 40-263 67-362 80-42 6-100 11-175 12-76 2-119-26-127-84-1-17 6-34 24-54 19-19 36-38 51-58 56-75 115-148 178-220 62-72 113-153 151-242 54-101 125-199 213-295 71-95 151-192 239-293s166-206 236-318c68-110 122-227 160-350 39-124 49-248 32-372-21-158-88-277-201-359s-242-134-389-156c-16 2-49-1-97-12-47-10-98-21-150-31-52-9-102-21-150-36-49-15-77-25-86-32-37-21-59-60-67-118s6-108 42-151c37-43 76-86 116-131 40-43 77-92 113-148 34-55 46-125 34-207-10-83-49-159-113-226-64-66-141-95-233-83-107 15-210 51-308 107-98 55-205 100-317 131-244 76-348 237-314 487 9 67 24 123 48 171 23 47 40 104 49 171 15 107-11 231-76 371s-140 249-221 328c-84 70-153 150-210 236-55 89-125 168-208 238-90 80-181 156-273 229-91 71-183 147-273 226-23 20-69 54-138 102s-142 97-214 149c-73 53-139 102-195 147-42 34-62 59-71 81-101 63-202 127-299 184-151 93-251 155-297 188-123 84-251 156-382 216-132 60-262 133-395 219-202 136-427 248-677 332-195 60-365 119-514 179-148 58-330 101-546 130-174 24-345-1-511-75-167-76-262-208-289-400-31-226-19-386 36-483 54-96 169-208 348-334 83-61 169-117 255-168 86-49 175-102 270-157 101-56 194-122 277-198 83-74 179-136 291-185 120-51 203-94 249-129 46-36 118-99 216-189 35-39 87-76 156-110 67-34 111-65 132-95 64-92 116-183 159-269s58-189 41-304c-13-100-61-164-139-192-80-27-162-36-245-24-49 8-98 18-147 33s-98 27-147 33c-26 4-49 4-70 4-21-1-40-1-57 0-117 16-257 56-420 122-165 64-303 125-413 183-175 83-321 155-440 218-117 62-222 128-314 194-93 69-185 150-277 247-93 98-205 218-337 362-95 107-183 219-258 335-78 115-164 227-260 332-51 58-85 104-101 141-17 36-28 73-36 112-6 40-13 79-21 117-7 39-25 86-50 140-42 74-85 147-129 221-2 2-2 3-2 5-114 65-224 136-328 216-91 81-181 156-273 228-93 72-189 136-292 191-108 75-209 153-303 238-95 85-194 169-301 251-169 125-331 249-487 377-156 126-299 270-430 432-101 124-218 228-350 314-132 84-254 182-365 291-38 30-88 79-150 147-64 67-133 138-207 211-74 74-145 138-214 194-68 55-119 87-153 91-24 3-38-7-41-33-11-74 14-170 74-288 59-119 111-206 154-263 49-74 89-156 119-243 30-89 74-171 131-247 73-86 134-177 184-272 51-95 109-190 171-283 154-232 278-483 373-753 93-271 225-523 396-758 73-86 132-178 179-278 44-99 99-199 161-301 20-36 48-82 82-137 36-56 71-116 109-180 38-63 68-124 89-184 22-58 29-107 23-148-10-83-58-119-141-107-67 9-153 47-261 117-110 70-221 149-336 236-116 88-229 173-338 256-112 83-208 142-287 178-245 119-472 258-677 422-52 49-130 102-232 157-103 58-211 113-327 167-116 53-227 99-337 139-108 42-196 66-261 75-58 7-101-9-128-52-27-44-45-90-51-139-12-83 18-151 86-202 150-139 312-264 488-377s338-237 488-377c134-137 272-263 418-380 144-116 298-220 465-311 108-65 216-132 326-202 109-70 217-145 324-229 83-69 202-120 360-150 156-29 292-52 408-68l37-6c150-19 271 30 363 147 92 119 147 245 164 378 12 83 5 160-19 230-24 71-30 148-19 231 3 17 12 55 30 116 16 61 41 89 74 85 41-6 74-58 98-159 25-99 38-168 43-202 25-122 28-257 7-407-10-74-22-147-35-217-14-70-30-141-49-215-37-155-75-270-110-346-36-75-143-122-324-140-59-9-117-9-171-1-53 7-110 15-168 22-173 25-367 70-576 137-211 66-425 145-640 239-216 92-419 194-611 304-191 112-356 219-494 321-315 245-634 471-961 676s-658 407-995 604c-210 131-388 239-532 327-144 86-273 183-385 287-16 15-30 32-46 49-19 10-40 22-62 34-138 79-288 169-452 272-163 102-321 200-474 292-151 92-251 155-297 186-123 85-251 157-381 217-133 61-263 134-395 218-201 138-427 250-678 334-194 60-365 119-514 177-148 58-331 103-546 132-174 24-345-1-511-77-167-74-263-208-288-399-32-225-20-385 35-482 55-96 170-208 348-334 85-62 169-119 255-168 86-50 177-102 271-157 101-57 194-123 276-198 83-74 180-136 293-185 118-51 202-94 248-130 46-35 117-99 215-188 36-39 88-76 156-110 67-34 110-67 132-95 64-94 116-183 159-270s58-188 42-305c-14-99-61-163-140-190-80-27-162-36-245-24-49 6-98 18-147 33s-98 25-147 33c-25 2-49 4-70 2-21-1-40 0-56 2-116 16-257 56-422 120-164 66-302 127-412 184-175 82-321 155-439 217-118 63-223 128-315 196-92 67-184 150-276 247-93 96-205 217-338 362-95 106-181 217-258 333s-163 227-259 333c-52 58-86 105-102 141s-27 74-36 113c-6 38-13 78-20 117-8 39-26 85-51 140-31 56-65 111-98 168-18 10-39 22-53 29-87 46-173 95-259 149-85 55-171 108-255 163-156 97-308 181-455 251-145 71-291 135-435 193s-291 113-440 167c-150 55-307 114-477 179-160 64-314 107-463 127-92 13-192 9-300-9-108-20-169-88-186-204-7-58 0-125 24-199 22-76 54-151 89-227 36-77 75-149 116-212 43-66 82-122 117-168 87-106 158-220 213-346 55-127 122-241 200-345 121-168 265-325 430-469 166-146 334-281 503-406 205-163 407-328 603-494 198-165 389-342 575-528 165-157 322-316 474-477 150-158 298-329 442-509 173-227 352-447 538-662 186-216 370-433 551-652 165-208 322-421 471-635s306-422 472-622c101-123 182-257 238-400 56-142 137-267 239-374 52-58 86-111 106-160 19-49 22-116 11-198-25-183-92-285-200-309-110-24-244-24-400-3-117 17-245 57-383 122-139 65-279 140-419 223-141 82-277 171-408 264-131 94-242 177-333 248-319 263-607 554-863 872-257 318-524 631-803 939-280 309-538 631-774 967-238 337-471 682-703 1034-56 83-123 173-203 268s-158 193-233 292-146 197-213 295-119 196-156 294c-25 71-58 134-101 190-43 57-89 112-136 165-48 54-96 109-142 165-47 58-84 117-109 180-51 125-109 239-176 340-67 102-138 205-217 309-35 55-84 114-147 178s-108 122-133 177c-8 18-17 61-27 131-12 68-21 141-28 218-6 77-14 150-21 218-7 70-9 112-7 128 7 58 20 111 40 160 19 48 34 101 41 159 18 132 77 214 180 247 101 31 200 68 300 113 153 68 297 105 434 113 135 6 286-3 451-26 92-13 202-40 331-81 130-43 262-89 394-140 132-50 260-104 383-157 125-54 229-103 317-147 86-45 172-94 258-147 86-55 175-106 270-152 88-46 165-92 235-140 70-47 149-93 235-139 110-60 211-126 310-192 15 45 39 91 82 138 53 61 119 118 194 171 75 52 150 100 228 140 77 40 138 73 185 101 91 46 176 67 254 59 81-6 167-7 260-3 137 15 272 42 404 77 131 38 268 46 409 29 67-9 130-30 194-60 64-29 130-49 195-58l13-1 86-12 26-3c148-21 283-70 404-147 120-79 249-143 386-195 87-35 171-80 248-132s159-95 248-132c221-107 447-218 676-334 230-115 435-250 618-401 182-143 383-268 601-373 9-5 15-10 24-15-59 122-117 263-177 428-19 46-27 89-21 131 5 32 26 71 61 117 36 46 78 92 127 135 47 45 93 89 138 134 44 44 80 77 108 99 67 58 137 106 210 141 72 37 154 49 246 37 74-10 138-34 193-71 54-37 106-83 158-141 87-105 188-184 303-239 115-52 231-117 347-192 226-141 446-283 658-426 213-143 443-273 689-391 88-38 164-84 229-139 64-55 135-109 212-162 101-57 202-101 298-135 98-34 185-95 267-183 22-19 61-50 114-91 54-41 112-81 174-118 62-39 123-75 181-109 60-32 101-52 127-55l13 11c0 118-19 240-58 364-37 123-89 227-153 311-49 75-80 149-91 222-12 73-41 144-92 209-80 95-139 198-179 309-41 112-104 211-194 299-81 87-142 187-181 297-40 111-101 211-181 298-89 95-148 204-178 321-30 119-86 226-165 321-104 107-175 200-211 282-36 80-82 184-141 311-52 115-111 225-177 328-67 101-125 211-177 328-92 198-206 374-346 529-139 153-268 319-389 496-43 56-83 113-122 169-38 55-84 109-136 158-61 58-113 105-159 141-46 37-85 90-118 162-71 154-163 285-276 392-111 108-214 229-306 359-104 158-226 297-361 416-135 120-251 263-347 428-61 102-129 197-201 288-73 89-144 181-215 276-109 133-245 308-410 526-165 217-333 444-504 683-169 240-323 470-463 691-138 221-232 407-278 557-31 89-76 190-136 305-61 112-122 228-188 347-63 119-117 232-161 340-45 107-63 198-52 272 8 67 37 117 84 153 48 37 104 49 170 40 124-16 277-116 460-295 183-182 364-388 544-620 178-232 350-460 514-685 163-225 289-390 375-494 161-192 308-394 444-606 136-213 284-415 443-605 88-105 162-221 226-343 64-123 128-245 191-368 63-122 131-242 204-357s157-222 254-320c172-167 309-354 411-563 103-208 211-418 327-627 101-183 208-358 321-526 113-166 220-342 321-524 53-101 117-201 187-299 71-98 142-194 215-288 79-113 167-215 263-309 97-93 199-186 305-276 211-180 398-367 557-557 59-67 120-125 185-171 66-48 128-104 186-171 95-114 206-211 336-286 129-78 245-170 349-277 72-77 150-153 228-227 79-74 155-150 229-227 73-79 153-141 239-192 86-49 167-113 241-191 145-164 313-306 499-430 186-121 365-254 541-396 44-31 84-57 126-86 15 40 37 81 76 121 53 61 118 118 193 171 75 54 151 100 228 140 78 40 139 74 185 101 92 47 176 67 255 61 80-8 166-8 260-5 137 17 272 42 404 79 131 37 267 46 409 27 65-9 130-29 194-58 64-31 128-49 195-58l13-3 86-12 25-3c149-21 284-70 404-147 121-77 250-143 387-193 87-37 170-82 248-132 77-52 159-97 248-134 221-107 447-218 676-333 230-116 435-249 617-401 183-142 384-267 602-374 217-105 404-241 558-406 15-19 32-37 49-57 11-11 17-23 21-35 9-7 21-16 28-22 61-50 122-101 183-151 61-51 122-94 186-127 142-69 298-181 468-331 169-148 318-279 447-389 52-50 105-94 160-131 54-35 113-59 180-68 41-6 95-6 159-3 64 4 126 16 188 39 61 20 116 47 164 78 46 32 73 73 79 122 4 34 5 63 5 88s2 55 6 89c6 41-1 79-22 110-22 32-43 59-67 79-28 37-72 86-130 144-51 66-97 133-139 203-41 68-92 132-151 192-97 98-186 179-270 246-84 66-159 164-226 290-49 83-112 160-190 235-79 74-153 153-222 233-69 81-127 165-175 252-47 86-64 184-49 291 25 183 125 306 299 372 172 65 338 87 496 65 41-6 83-13 123-24 42-9 82-25 120-47 79-45 168-76 266-94 100-18 193-40 282-70 278-71 528-191 749-361s459-319 713-447c110-56 212-118 309-187 97-68 199-142 306-226 129-102 267-184 416-246 147-62 285-149 414-260 115-91 232-171 354-238s245-139 370-215c23-12 59-33 105-65s92-66 138-101c46-36 85-73 119-112 33-37 46-70 43-93-3-26-18-42-45-52z">
            <text:p/>
          </draw:path>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90%" draw:shadow-opacity="9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9cm" fo:page-height="2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24T22:18:19.953476469</dc:date>
    <dc:creator>Marc</dc:creator>
    <meta:editing-duration>PT2H32M28S</meta:editing-duration>
    <meta:editing-cycles>21</meta:editing-cycles>
    <meta:document-statistic meta:object-count="13"/>
  </office:meta>
</office:document-meta>
</file>